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Lucida Console', 'Andale Mono', 'Bitstream Vera Sans Mono', 'Courier New', Courier"/>
    <style:font-face style:name="Helvetica Neue" svg:font-family="'Helvetica Neue', Helvetica, Arial, sans-serif"/>
    <style:font-face style:name="Lohit Hindi1" svg:font-family="'Lohit Hindi'"/>
    <style:font-face style:name="OpenSymbol" svg:font-family="OpenSymbol"/>
    <style:font-face style:name="times new roman" svg:font-family="'times new roman', sans-serif"/>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in" fo:margin-right="0in" fo:margin-top="0in" fo:margin-bottom="0in" style:line-height-at-least="0.2189in" fo:text-align="center" style:justify-single-word="false" fo:text-indent="0in" style:auto-text-indent="false" fo:padding="0in" fo:border="none"/>
      <style:text-properties fo:font-variant="normal" fo:text-transform="none" fo:color="#222222" style:font-name="Helvetica Neue" fo:font-size="10.5pt" fo:letter-spacing="normal" fo:font-style="normal" fo:font-weight="normal"/>
    </style:style>
    <style:style style:name="P2" style:family="paragraph" style:parent-style-name="Standard">
      <style:paragraph-properties fo:margin-left="0in" fo:margin-right="0in" fo:margin-top="0in" fo:margin-bottom="0in" style:line-height-at-least="0.2189in" fo:text-align="center" style:justify-single-word="false" fo:text-indent="0in" style:auto-text-indent="false" fo:padding="0in" fo:border="none"/>
      <style:text-properties fo:font-variant="normal" fo:text-transform="none" fo:color="#222222" style:font-name="Helvetica Neue" fo:font-size="15.75pt" fo:letter-spacing="normal" fo:font-style="normal" fo:font-weight="normal"/>
    </style:style>
    <style:style style:name="P3" style:family="paragraph" style:parent-style-name="Text_20_body">
      <style:paragraph-properties fo:margin-left="0in" fo:margin-right="0in" fo:margin-top="0in" fo:margin-bottom="0in" style:line-height-at-least="0.2189in" fo:text-indent="0in" style:auto-text-indent="false" fo:padding="0in" fo:border="none"/>
      <style:text-properties fo:font-variant="normal" fo:text-transform="none" fo:color="#222222" style:font-name="Helvetica Neue" fo:font-size="10.5pt" fo:letter-spacing="normal" fo:font-style="normal" fo:font-weight="normal"/>
    </style:style>
    <style:style style:name="P4" style:family="paragraph" style:parent-style-name="Text_20_body">
      <style:paragraph-properties fo:margin-left="0in" fo:margin-right="0in" fo:margin-top="0in" fo:margin-bottom="0in" style:line-height-at-least="0.2189in" fo:text-indent="0in" style:auto-text-indent="false" fo:padding="0in" fo:border="none"/>
      <style:text-properties fo:font-variant="normal" fo:text-transform="none" fo:color="#222222" style:font-name="Helvetica Neue" fo:font-size="10.5pt" fo:letter-spacing="normal" fo:font-style="normal" fo:font-weight="bold"/>
    </style:style>
    <style:style style:name="P5" style:family="paragraph" style:parent-style-name="Text_20_body">
      <style:paragraph-properties fo:margin-left="0in" fo:margin-right="0in" fo:margin-top="0in" fo:margin-bottom="0in" style:line-height-at-least="0.2189in" fo:text-indent="0in" style:auto-text-indent="false" fo:padding="0in" fo:border="none"/>
      <style:text-properties fo:font-variant="normal" fo:text-transform="none" fo:color="#222222" style:font-name="Helvetica Neue" fo:font-size="12pt" fo:letter-spacing="normal" fo:font-style="normal" fo:font-weight="bold"/>
    </style:style>
    <style:style style:name="P6" style:family="paragraph" style:parent-style-name="Text_20_body">
      <style:paragraph-properties fo:margin-left="0in" fo:margin-right="0in" fo:margin-top="0in" fo:margin-bottom="0in" style:line-height-at-least="0.2189in" fo:text-indent="0in" style:auto-text-indent="false" fo:padding="0in" fo:border="none"/>
      <style:text-properties fo:text-transform="lowercase" fo:color="#222222" style:font-name="Consolas" fo:letter-spacing="normal" fo:font-style="normal" fo:font-weight="bold"/>
    </style:style>
    <style:style style:name="P7" style:family="paragraph" style:parent-style-name="Text_20_body">
      <style:paragraph-properties fo:margin-left="0in" fo:margin-right="0in" fo:margin-top="0in" fo:margin-bottom="0in" style:line-height-at-least="0.2189in" fo:text-indent="0in" style:auto-text-indent="false" fo:padding="0in" fo:border="none"/>
    </style:style>
    <style:style style:name="P8" style:family="paragraph" style:parent-style-name="Preformatted_20_Text">
      <style:paragraph-properties fo:margin-left="0in" fo:margin-right="0in" fo:margin-top="0in" fo:margin-bottom="0in" style:line-height-at-least="0.2189in" fo:text-indent="0in" style:auto-text-indent="false" fo:background-color="#efefef" fo:padding="0.0193in" fo:border="0.06pt solid #888888">
        <style:background-image/>
      </style:paragraph-properties>
      <style:text-properties fo:font-variant="normal" fo:text-transform="none" fo:color="#880000" style:font-name="Consolas" fo:font-size="9.75pt" fo:letter-spacing="normal" fo:font-style="normal" fo:font-weight="normal"/>
    </style:style>
    <style:style style:name="P9" style:family="paragraph" style:parent-style-name="Text_20_body">
      <style:paragraph-properties fo:margin-top="0in" fo:margin-bottom="0in" style:line-height-at-least="0.2189in" fo:text-align="center" style:justify-single-word="false" fo:padding="0in" fo:border="none"/>
      <style:text-properties fo:font-variant="normal" fo:text-transform="none" fo:color="#222222" fo:letter-spacing="normal"/>
    </style:style>
    <style:style style:name="P10" style:family="paragraph" style:parent-style-name="Preformatted_20_Text">
      <style:paragraph-properties fo:margin-top="0in" fo:margin-bottom="0in" style:line-height-at-least="0.2189in" fo:background-color="#efefef" fo:padding="0.0193in" fo:border="0.06pt solid #888888">
        <style:background-image/>
      </style:paragraph-properties>
      <style:text-properties fo:font-variant="normal" fo:text-transform="none" fo:color="#880000" style:font-name="Consolas" fo:font-size="9.75pt" fo:letter-spacing="normal" fo:font-style="normal" fo:font-weight="normal"/>
    </style:style>
    <style:style style:name="P11" style:family="paragraph" style:parent-style-name="Text_20_body" style:list-style-name="L1">
      <style:paragraph-properties fo:margin-left="0in" fo:margin-right="0in" fo:margin-top="0in" fo:margin-bottom="0in" style:line-height-at-least="0.2189in" fo:text-indent="0in" style:auto-text-indent="false" fo:padding="0in" fo:border="none"/>
      <style:text-properties fo:font-variant="normal" fo:text-transform="none" fo:color="#222222" style:font-name="Helvetica Neue" fo:font-size="10.5pt" fo:letter-spacing="normal" fo:font-style="normal" fo:font-weight="normal"/>
    </style:style>
    <style:style style:name="T1" style:family="text">
      <style:text-properties style:font-name="times new roman" fo:font-size="13.5pt"/>
    </style:style>
    <style:style style:name="T2" style:family="text">
      <style:text-properties style:font-name="times new roman" fo:font-size="13.5pt" fo:font-style="italic"/>
    </style:style>
    <style:style style:name="T3" style:family="text">
      <style:text-properties style:font-name="times new roman" fo:font-size="9.75pt"/>
    </style:style>
    <style:style style:name="T4" style:family="text">
      <style:text-properties fo:font-style="italic"/>
    </style:style>
    <style:style style:name="T5" style:family="text">
      <style:text-properties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oroban</text:p>
      <text:p text:style-name="P1"/>
      <text:p text:style-name="P3">You know that Japan is the country with almost the largest 'electronic devices per person' ratio. So you might be quite surprised to find out that the primary school in Japan teaches to count using a <text:span text:style-name="T4">Soroban</text:span> — an abacus developed in Japan. This phenomenon has its reasons, of course, but we are not going to speak about them. Let's have a look at the Soroban's construction.</text:p>
      <text:p text:style-name="P9"><draw:frame draw:style-name="fr1" draw:name="graphics1" text:anchor-type="as-char" svg:width="3.3543in" svg:height="1.4791in" draw:z-index="0"><draw:image xlink:href="http://espresso.codeforces.com/36098c13e5ba3ba2e4afe9dd30cdd4d890eb48bb.png" xlink:type="simple" xlink:show="embed" xlink:actuate="onLoad"/></draw:frame></text:p>
      <text:p text:style-name="P3">Soroban consists of some number of rods, each rod contains five beads. We will assume that the rods are horizontal lines. One bead on each rod (the leftmost one) is divided from the others by a bar (the reckoning bar). This single bead is called <text:span text:style-name="T4">go-dama</text:span> and four others are <text:span text:style-name="T4">ichi-damas</text:span>. Each rod is responsible for representing a single digit from 0 to 9. We can obtain the value of a digit by following simple algorithm:</text:p>
      <text:list xml:id="list7453528671" text:style-name="L1">
        <text:list-item>
          <text:p text:style-name="P11">Set the value of a digit equal to 0.</text:p>
        </text:list-item>
        <text:list-item>
          <text:p text:style-name="P11">If the go-dama is shifted to the right, add 5.</text:p>
        </text:list-item>
        <text:list-item>
          <text:p text:style-name="P11">Add the number of ichi-damas shifted to the left.</text:p>
        </text:list-item>
      </text:list>
      <text:p text:style-name="P3">Thus, the upper rod on the picture shows digit 0, the middle one shows digit 2 and the lower one shows 7. We will consider the top rod to represent the last decimal digit of a number, so the picture shows number 720.</text:p>
      <text:p text:style-name="P3">Write the program that prints the way Soroban shows the given number <text:span text:style-name="T2">n</text:span>.</text:p>
      <text:p text:style-name="P5">Input</text:p>
      <text:p text:style-name="P3">There are several test cases. Each test case has a line contains a single integer <text:span text:style-name="T2">n</text:span> (<text:span text:style-name="T1">0 ≤ </text:span><text:span text:style-name="T2">n</text:span><text:span text:style-name="T1"> &lt; 10</text:span><text:span text:style-name="T3">9</text:span>).</text:p>
      <text:p text:style-name="P5">Output</text:p>
      <text:p text:style-name="P3">For each test case: Print the description of the decimal digits of number <text:span text:style-name="T2">n</text:span> <text:span text:style-name="T5">from the last one to the first one (as mentioned on the picture in the statement)</text:span>, one per line. Print the beads as large English letters 'O', rod pieces as character '-' and the reckoning bar as '|'. Print as many rods, as many digits are in the decimal representation of number <text:span text:style-name="T2">n</text:span> without leading zeroes. We can assume that number 0 has no leading zeroes.</text:p>
      <text:p text:style-name="P4">Sample test(s)</text:p>
      <text:p text:style-name="P6">input</text:p>
      <text:p text:style-name="P8">2</text:p>
      <text:p text:style-name="P8">13</text:p>
      <text:p text:style-name="P8">720</text:p>
      <text:p text:style-name="P6">output</text:p>
      <text:p text:style-name="P8">O-|OO-OO</text:p>
      <text:p text:style-name="P8"><text:soft-page-break/>O-|OOO-O</text:p>
      <text:p text:style-name="P8">O-|O-OOO</text:p>
      <text:p text:style-name="P8">O-|-OOOO</text:p>
      <text:p text:style-name="P10">O-|OO-OO</text:p>
      <text:p text:style-name="P8">-O|OO-OO</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Lucida Console', 'Andale Mono', 'Bitstream Vera Sans Mono', 'Courier New', Courier"/>
    <style:font-face style:name="Helvetica Neue" svg:font-family="'Helvetica Neue', Helvetica, Arial, sans-serif"/>
    <style:font-face style:name="Lohit Hindi1" svg:font-family="'Lohit Hindi'"/>
    <style:font-face style:name="OpenSymbol" svg:font-family="OpenSymbol"/>
    <style:font-face style:name="times new roman" svg:font-family="'times new roman', sans-serif"/>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cv </meta:initial-creator>
    <meta:creation-date>2014-03-08T04:44:02</meta:creation-date>
    <meta:generator>LibreOffice/3.5$Linux_x86 LibreOffice_project/350m1$Build-2</meta:generator>
    <dc:date>2014-03-11T10:49:39</dc:date>
    <dc:creator>ancv </dc:creator>
    <meta:editing-duration>PT1M52S</meta:editing-duration>
    <meta:editing-cycles>6</meta:editing-cycles>
    <meta:document-statistic meta:table-count="0" meta:image-count="1" meta:object-count="0" meta:page-count="2" meta:paragraph-count="25" meta:word-count="347" meta:character-count="1843" meta:non-whitespace-character-count="1522"/>
  </office:meta>
</office:document-meta>
</file>